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iewmodel</text:p>
      <text:p text:style-name="P1"/>
      <text:p text:style-name="P1">Alle sichtbaren VM enthalten ein ToggleView der diese über einen Ansichtswechsel benachrichtigt.</text:p>
      <text:p text:style-name="P1"/>
      <text:p text:style-name="P1">OqatApp<text:line-break/>///&lt;summary&gt;<text:line-break/>///Die Klasse wird beim starten des Programms als erstes angesprochen und initialisiert den Pluginmanager, sowie die Oqat Klasse.<text:line-break/>///&lt;/summary&gt;<text:line-break/><text:line-break/>VM_oqat<text:line-break/>///&lt;summary&gt;<text:line-break/>///Diese initialisiert die ViewModel Komponenten. Dazu gehören Willkommensbildschirm, das Projekt, Menü, Presentation und die Pluginlisten. Die Klasse stellt auch eine Delegatemethode zur Ansichtswechsel bereit.<text:line-break/>///&lt;/summary&gt;</text:p>
      <text:p text:style-name="P1"/>
      <text:p text:style-name="P1">VM_Menu</text:p>
      <text:p text:style-name="P1">///&lt;summary&gt;<text:line-break/>Dieses ViewModel ist für die Verwaltung des Menüs und der Menüitems zuständig.<text:line-break/>///&lt;/summary&gt;</text:p>
      <text:p text:style-name="P1"/>
      <text:p text:style-name="P1">VM_Pluginlists</text:p>
      <text:p text:style-name="P1">///&lt;summary&gt;</text:p>
      <text:p text:style-name="P1">Die Pluginlist verwaltet die hinzugefügten Metriken und Filter, sowie die anderen Plugins. Er kann die Events entryClick und entrySelect abfangen. Bei entryClick wird ein Filter oder eine Metrik vom Container ausgewählt und die zugehörigen Einstellungen angezeigt. Bei entrySelect wird der ausgewählte Filter oder Metrik zu der Makrowarteschlange hinzugefügt. VM_Pluginlists stellt eine Delegatemethode bereit, die neuerstellte Mementos nach dem Abfangen des jeweiligen Events zu dem jeweiligen Plugincontainer hinzufügt. Pluginlists verständigt Oqat über ausgewählte Komponenten um gegenbenenfalls Wechsel der View einzuleiten.</text:p>
      <text:p text:style-name="P1">///&lt;summary&gt;</text:p>
      <text:p text:style-name="P1"/>
      <text:p text:style-name="P1">VM_Welcome</text:p>
      <text:p text:style-name="P1">///&lt;summary&gt;</text:p>
      <text:p text:style-name="P1">Ist der Willkommensbildschirm der beim Programmstart die zuletzt benutzten Projekte anzeigt.</text:p>
      <text:p text:style-name="P1">///&lt;summary&gt;</text:p>
      <text:p text:style-name="P1"/>
      <text:p text:style-name="P1">VM_Macro</text:p>
      <text:p text:style-name="P1">///&lt;summary&gt;</text:p>
      <text:p text:style-name="P1">Legt fest was bei einem Macro bezogenen Event passiert. VM_Macro kann Events vom Typ onEntrySelect, onMacroSave, onStartProcess und onToggleView abfangen. <text:soft-page-break/>OnEntrySelect dient zur Auswahl von Filtern oder Metriken, die zum Macro zugefügt werden. OnMacroSave dient zum Speichern des Macrofilters. OnStartProcess startet den Macrofilter oder -analysevorgang.</text:p>
      <text:p text:style-name="P1">///&lt;summary&gt;</text:p>
      <text:p text:style-name="P1"/>
      <text:p text:style-name="P1">VM_OptionsDialog</text:p>
      <text:p text:style-name="P1">///&lt;summary&gt;</text:p>
      <text:p text:style-name="P1">Optionsfenster für allgemeine Einstellungen von Oqat.</text:p>
      <text:p text:style-name="P1">///&lt;summary&gt;</text:p>
      <text:p text:style-name="P1"/>
      <text:p text:style-name="P1">MementoEventArgs</text:p>
      <text:p text:style-name="P1">projectEventArgs</text:p>
      <text:p text:style-name="P1">ViewTypeEventArgs</text:p>
      <text:p text:style-name="P1">VideoEventArgs</text:p>
      <text:p text:style-name="P1"/>
      <text:p text:style-name="P1">VM_VidImportOptionsDialog</text:p>
      <text:p text:style-name="P1">///&lt;summary&gt;</text:p>
      <text:p text:style-name="P1">selbstklärend</text:p>
      <text:p text:style-name="P1">///&lt;/summary&gt;</text:p>
      <text:p text:style-name="P1"/>
      <text:p text:style-name="P1">VM_ProjectOpenDialog</text:p>
      <text:p text:style-name="P1"/>
      <text:p text:style-name="P1">PluginManager</text:p>
      <text:p text:style-name="P1">///&lt;summary&gt;</text:p>
      <text:p text:style-name="P1">Der Pluginmanager ist die Schnittstelle zwischen Oqat und den Plugins. Er stellt Methoden zum Abrufen von Plugins und den zugehörigen Mementos. Außerdem werden Events mit deren Handlern bei ihm registriert. <text:s/>Er ist als Singelton realisiert. Der Pluginmanager enthält einen Pfad zum Pluginordner sowie eine Tabelle, die den Plugintypen die zugehörigen Plugins zusammen mit deren Namen zuordnet.</text:p>
      <text:p text:style-name="P1">///&lt;/summary&gt;</text:p>
      <text:p text:style-name="P1"/>
      <text:p text:style-name="P1">VM_Presentation</text:p>
      <text:p text:style-name="P1">///&lt;summary&gt;</text:p>
      <text:p text:style-name="P1">Der zentrale Visualisierungsbereich wird hiermit verwaltet. Dazu nutzt es die Presentationplugins und bietet die Möglichkeit den angezeigten Bereich in den Originalzustand zu versetzen.</text:p>
      <text:p text:style-name="P1">///&lt;/summary&gt;</text:p>
      <text:p text:style-name="P1"/>
      <text:p text:style-name="P1">VM_ProjectExplorer</text:p>
      <text:p text:style-name="P1">///&lt;summary&gt;</text:p>
      <text:p text:style-name="P1">Besteht aus einem Baum und einem Dateiexplorer, um diese in der Gui bereitzustellen. Er kann durch den Dateiexplorer Events zum auswählen und laden von Videodateien ins Projekt abfangen.</text:p>
      <text:p text:style-name="P1">///&lt;/summary&gt;</text:p>
      <text:p text:style-name="P1"/>
      <text:p text:style-name="P1"><text:soft-page-break/>ViewType</text:p>
      <text:p text:style-name="P1">///&lt;summary&gt;</text:p>
      <text:p text:style-name="P1">In dieser Enum sind die verschiedenen Views aufgelistet.</text:p>
      <text:p text:style-name="P1">///&lt;/summary&gt;</text:p>
      <text:p text:style-name="P1"/>
      <text:p text:style-name="P1"/>
      <text:p text:style-name="P1"><text:s/>Model</text:p>
      <text:p text:style-name="P1">Video</text:p>
      <text:p text:style-name="P1">///&lt;summary&gt;<text:line-break/>///Im Video wird ein Pfad zu einer Videodatei, ein Videoinfo-Objekt sowie mögliche Extraressourcen . Falls es sich um ein Analysevideo handelt werden zusätzlich entsprechende Daten hier abgelegt. Sie implementiert IMemorizable.<text:line-break/>///&lt;/summary&gt;</text:p>
      <text:p text:style-name="P1"/>
      <text:p text:style-name="P1">Project</text:p>
      <text:p text:style-name="P1">///&lt;summary&gt;<text:line-break/>///Alle für das Projekt relevanten Daten befinden sich hier. Dies beinhaltet einen Pfad, <text:s/>einen Namen und eine Beschreibung. IMemorizable wird implementiert.<text:line-break/>///&lt;/summary&gt;</text:p>
      <text:p text:style-name="P1"/>
      <text:p text:style-name="P1">SmartNode</text:p>
      <text:p text:style-name="P1">///&lt;summary&gt;</text:p>
      <text:p text:style-name="P1">Videos eines Projektes werden durch die SmartNode in einem Baum zusammengestellt um sie dann dem Smarttree der View zur Verfügung zu stellen.</text:p>
      <text:p text:style-name="P1">///&lt;/summary&gt;</text:p>
      <text:p text:style-name="P1"/>
      <text:p text:style-name="P1">OqatProperties</text:p>
      <text:p text:style-name="P1">///&lt;summary&gt;</text:p>
      <text:p text:style-name="P1">Dies sind die globalen Einstellungen der Anwendung: Sprache sowie Pfad der Plugins.</text:p>
      <text:p text:style-name="P1">///&lt;/summary&gt;</text:p>
      <text:p text:style-name="P1"/>
      <text:p text:style-name="P1">Caretaker</text:p>
      <text:p text:style-name="P1">///&lt;summary&gt;<text:line-break/>///Der Caretaker ist zuständig für das Laden und Speicher von Mementos von und auf die Festplatte.</text:p>
      <text:p text:style-name="P1">Er stellt Methoden bereit damit andere Klassen Zugriff auf ihre Mementos haben und wird als Singelton realliesiert. <text:line-break/>///&lt;/summary&gt;</text:p>
      <text:p text:style-name="P1"/>
      <text:p text:style-name="P1"/>
      <text:p text:style-name="P1">Memento</text:p>
      <text:p text:style-name="P1">///&lt;summary&gt;</text:p>
      <text:p text:style-name="P1">Ein Memento speichert den Zustand eines Objektes im Arbeitsspeicher. Es wird ein Pfad für das schreiben auf die Festplatte bereitgestellt sowie ein Name.</text:p>
      <text:p text:style-name="P1"><text:soft-page-break/>///&lt;/summary&gt;</text:p>
      <text:p text:style-name="P1"/>
      <text:p text:style-name="P1"/>
      <text:p text:style-name="P1"/>
      <text:p text:style-name="P1"/>
      <text:p text:style-name="P1">OqatInterfaces</text:p>
      <text:p text:style-name="P1"/>
      <text:p text:style-name="P1">Iplugin</text:p>
      <text:p text:style-name="P1">///&lt;summary&gt;</text:p>
      <text:p text:style-name="P1">Jede Klasse, die ein Plugin ist, muss dieses Interface Implementieren. Ein Name, Plugintyp, Methoden zur Verwaltung von Events sowie die Methode setParentControl werden dann von Iplugin geerbt. IPlugin implementiert IMemorizable. </text:p>
      <text:p text:style-name="P1">///&lt;/summary&gt;</text:p>
      <text:p text:style-name="P1"/>
      <text:p text:style-name="P1">IMemorizable</text:p>
      <text:p text:style-name="P1">///&lt;summary&gt;</text:p>
      <text:p text:style-name="P1">Es ermögliche den Zustand einer Klasse als Memento zu speichern und vorherige Zustände zu laden.</text:p>
      <text:p text:style-name="P1">///&lt;/summary&gt;</text:p>
      <text:p text:style-name="P1"/>
      <text:p text:style-name="P1">IPresentation</text:p>
      <text:p text:style-name="P1">///&lt;summary&gt;</text:p>
      <text:p text:style-name="P1">Plugins zur Visualisierung im zentralen Bereich müssen dieses Interface implementieren.</text:p>
      <text:p text:style-name="P1">///&lt;/summary&gt;</text:p>
      <text:p text:style-name="P1"/>
      <text:p text:style-name="P1">IMetricOqat</text:p>
      <text:p text:style-name="P1">///&lt;summary&gt;</text:p>
      <text:p text:style-name="P1">Metriken müssen dieses Interface umsetzten und die Analyse Methode umsetzen, die für zwei Bitmapobjekte ein IanalysisInfo-Objekt zurückgibt.</text:p>
      <text:p text:style-name="P1">///&lt;/summary&gt;</text:p>
      <text:p text:style-name="P1"/>
      <text:p text:style-name="P1">IfilterOqat</text:p>
      <text:p text:style-name="P1">///&lt;summary&gt;</text:p>
      <text:p text:style-name="P1">Filter müssen dieses Interface umsetzten und die Process Methode umsetzen.</text:p>
      <text:p text:style-name="P1">///&lt;/summary&gt;</text:p>
      <text:p text:style-name="P1"/>
      <text:p text:style-name="P1">IVideoHandler</text:p>
      <text:p text:style-name="P1">///&lt;summary&gt;</text:p>
      <text:p text:style-name="P1">Das Interface stellt Methoden zur Verfügung, die mit Frames in einem Video umgehen, indem man den Methoden die Framenummer übergibt. Es bietet eine Methode an, mit der man sich einen bestimmten Frame holen kann, sowie eine Methode, an die man eine Framenummer und ein Offset übergibt und sich somit einen Array von Frames (Bitmaps) holt. Analog funktionieren die Methoden zum überschreiben von Frames.</text:p>
      <text:p text:style-name="P1"><text:soft-page-break/>///&lt;/summary&gt;</text:p>
      <text:p text:style-name="P1"/>
      <text:p text:style-name="P1">EventType</text:p>
      <text:p text:style-name="P1">PluginType</text:p>
      <text:p text:style-name="P1">Imacro</text:p>
      <text:p text:style-name="P1">MacroEntry</text:p>
      <text:p text:style-name="P1">Macro</text:p>
      <text:p text:style-name="P1">///&lt;summary&gt;</text:p>
      <text:p text:style-name="P1"/>
      <text:p text:style-name="P1">///&lt;/summary&gt;</text:p>
      <text:p text:style-name="P1"/>
      <text:p text:style-name="P1">MacroEntryFilter</text:p>
      <text:p text:style-name="P1">///&lt;summary&gt;</text:p>
      <text:p text:style-name="P1"/>
      <text:p text:style-name="P1">///&lt;/summary&gt;</text:p>
      <text:p text:style-name="P1"/>
      <text:p text:style-name="P1">MacroEntryMetric</text:p>
      <text:p text:style-name="P1">///&lt;summary&gt;</text:p>
      <text:p text:style-name="P1"/>
      <text:p text:style-name="P1">///&lt;/summary&gt;</text:p>
      <text:p text:style-name="P1"/>
      <text:p text:style-name="P1">AnalysisInfo</text:p>
      <text:p text:style-name="P1">///&lt;summary&gt;</text:p>
      <text:p text:style-name="P1">Eine Metrik schreibt ihre Ergebnisse zu erst in ein AnalysisInfo Objekt, damit dann später in das neue Video die Daten eingetragen werden können.</text:p>
      <text:p text:style-name="P1">///&lt;/summary&gt;</text:p>
      <text:p text:style-name="P1"/>
      <text:p text:style-name="P1">IvideoInfo</text:p>
      <text:p text:style-name="P1">///&lt;summary&gt;</text:p>
      <text:p text:style-name="P1">Falls ein Videoformat Voreistellungen braucht bietet IvideoInfo die möglichkeit diese abzulegen.</text:p>
      <text:p text:style-name="P1">///&lt;/summary&gt;</text:p>
      <text:p text:style-name="P1"/>
      <text:p text:style-name="P1"/>
      <text:p text:style-name="P1">Plugins</text:p>
      <text:p text:style-name="P1"/>
      <text:p text:style-name="P1">OqatPresentation</text:p>
      <text:p text:style-name="P1"/>
      <text:p text:style-name="P1">PP_Player</text:p>
      <text:p text:style-name="P1">///&lt;summary&gt;</text:p>
      <text:p text:style-name="P1">Stellt einen Container dem VideoSourcePlayer zur Verfügung. Lädt und entfernt die Videos, die von dem VideoSourcePlayer gezeigt werden sollen. </text:p>
      <text:p text:style-name="P1">///&lt;/summary&gt;</text:p>
      <text:p text:style-name="P1"/>
      <text:p text:style-name="P1">PP_Diagram</text:p>
      <text:p text:style-name="P1"><text:soft-page-break/>///&lt;summary&gt;</text:p>
      <text:p text:style-name="P1">Stellt Oxyplot einen Container zum Zeichnen von Diagrammen zur Verfügung. Lädt und entfernt Videos, deren Attributen dann im Diagramm dargestellt werden können.</text:p>
      <text:p text:style-name="P1">///&lt;/summary&gt;</text:p>
      <text:p text:style-name="P1"/>
      <text:p text:style-name="P1">CES_MotionVector</text:p>
      <text:p text:style-name="P1"/>
      <text:p text:style-name="P1">PP_MotionVector</text:p>
      <text:p text:style-name="P1">///&lt;summary&gt;</text:p>
      <text:p text:style-name="P1">Erbt von PP_Player und bietet dem VideoSourcePlayer die Möglichkeit, MotionVektoren als Overlays darstellen.</text:p>
      <text:p text:style-name="P1">///&lt;/summary&gt;</text:p>
      <text:p text:style-name="P1"/>
      <text:p text:style-name="P1"/>
      <text:p text:style-name="P1">YuvVideoHandler</text:p>
      <text:p text:style-name="P1"/>
      <text:p text:style-name="P1"/>
      <text:p text:style-name="P1"/>
      <text:p text:style-name="P1">PS_YuvVideoHandler</text:p>
      <text:p text:style-name="P1">///&lt;summary&gt;</text:p>
      <text:p text:style-name="P1">Erbt von IvideoHandler. Der YuvVideoHandler holt sich die Frames schreibt sie wieder in das Video.</text:p>
      <text:p text:style-name="P1">///&lt;/summary&gt;</text:p>
      <text:p text:style-name="P1"/>
      <text:p text:style-name="P1">YuvVideoInfo</text:p>
      <text:p text:style-name="P1">///&lt;summary&gt;</text:p>
      <text:p text:style-name="P1">Enthält Informationen, die benötigt werden, um ein YUV-Video abzuspielen: Anzahl Bilder und Auflösung.</text:p>
      <text:p text:style-name="P1">///&lt;/summary&gt;</text:p>
      <text:p text:style-name="P1"/>
      <text:p text:style-name="P1">VM_Properties_YuvVideoHandler</text:p>
      <text:p text:style-name="P1">///&lt;summary&gt;</text:p>
      <text:p text:style-name="P1">artur</text:p>
      <text:p text:style-name="P1">///&lt;/summary&gt;</text:p>
      <text:p text:style-name="P1"/>
      <text:p text:style-name="P1"/>
      <text:p text:style-name="P1">Filter</text:p>
      <text:p text:style-name="P1">///&lt;summary&gt;</text:p>
      <text:p text:style-name="P1">Die Plugins enthalten die jeweilige Arithmetik für den jeweiligen Filter. Spezielle Filter wie z.B. Blur werden als Memento abgelegt. Die dazugehörige VM kontrolliert das Einstellungsfenster der Mementos. Es wird IMemorizable und IFilterOqat <text:s/>implementiert.</text:p>
      <text:p text:style-name="P1">///&lt;/summary&gt;</text:p>
      <text:p text:style-name="P1"/>
      <text:p text:style-name="P1">Convolution</text:p>
      <text:p text:style-name="P1"><text:soft-page-break/></text:p>
      <text:p text:style-name="P1">PF_Convolution</text:p>
      <text:p text:style-name="P1">VM_PF_Convolution</text:p>
      <text:p text:style-name="P1"/>
      <text:p text:style-name="P1">Invert</text:p>
      <text:p text:style-name="P1"/>
      <text:p text:style-name="P1">PF_Invert</text:p>
      <text:p text:style-name="P1">VM_Properties_Invert</text:p>
      <text:p text:style-name="P1"/>
      <text:p text:style-name="P1">RelativeColor</text:p>
      <text:p text:style-name="P1"/>
      <text:p text:style-name="P1">PF_RelativeColor</text:p>
      <text:p text:style-name="P1">VM_Properties_RelativeColor</text:p>
      <text:p text:style-name="P1"/>
      <text:p text:style-name="P1"/>
      <text:p text:style-name="P1">GreyScale</text:p>
      <text:p text:style-name="P1"/>
      <text:p text:style-name="P1">PF_GreyScale</text:p>
      <text:p text:style-name="P1">VM_Properties_GreyScale</text:p>
      <text:p text:style-name="P1"/>
      <text:p text:style-name="P1">NoiseGenerator</text:p>
      <text:p text:style-name="P1"/>
      <text:p text:style-name="P1">PF_NoiseGenerator</text:p>
      <text:p text:style-name="P1">VM_Properties_NoiseGenerator</text:p>
      <text:p text:style-name="P1"/>
      <text:p text:style-name="P1"/>
      <text:p text:style-name="P1">MacroFilter</text:p>
      <text:p text:style-name="P1">PF_MacroFilter</text:p>
      <text:p text:style-name="P1">///&lt;summary&gt;</text:p>
      <text:p text:style-name="P1">Der Makrofilter besteht aus mehreren Mementos der entsprechenden Filter. </text:p>
      <text:p text:style-name="P1">///&lt;/summary&gt;</text:p>
      <text:p text:style-name="P1"/>
      <text:p text:style-name="P1"/>
      <text:p text:style-name="P1"/>
      <text:p text:style-name="P1"/>
      <text:p text:style-name="P1">Metric</text:p>
      <text:p text:style-name="P1">///&lt;summary&gt;</text:p>
      <text:p text:style-name="P1">Es wird IMetricOqat implementiert.</text:p>
      <text:p text:style-name="P1">///&lt;/summary&gt;</text:p>
      <text:p text:style-name="P1"/>
      <text:p text:style-name="P1">MSE</text:p>
      <text:p text:style-name="P1">PM_MSE</text:p>
      <text:p text:style-name="P1">VM_Properties_MSE</text:p>
      <text:p text:style-name="P1"/>
      <text:p text:style-name="P1">PSNR</text:p>
      <text:p text:style-name="P1"><text:soft-page-break/>PM_PSNR</text:p>
      <text:p text:style-name="P1">VM_Properties_PSNR</text:p>
      <text:p text:style-name="P1"/>
      <text:p text:style-name="P1">SNR</text:p>
      <text:p text:style-name="P1">PM_SNR</text:p>
      <text:p text:style-name="P1">VM_Properties_SNR</text:p>
      <text:p text:style-name="P1"/>
      <text:p text:style-name="P1">SSIM</text:p>
      <text:p text:style-name="P1">PM_SSIM</text:p>
      <text:p text:style-name="P1">VM_Properties_SSIM</text:p>
      <text:p text:style-name="P1"/>
      <text:p text:style-name="P1">MacroMetrric</text:p>
      <text:p text:style-name="P1">///&lt;summary&gt;</text:p>
      <text:p text:style-name="P1"/>
      <text:p text:style-name="P1">///&lt;/summary&gt;</text:p>
      <text:p text:style-name="P1"/>
      <text:p text:style-name="P1">PF_MacroMetric</text:p>
      <text:p text:style-name="P1"/>
      <text:p text:style-name="P1"/>
      <text:p text:style-name="P1">Aforge::Controls::VideoSourcePlayer</text:p>
      <text:p text:style-name="P1">///&lt;summary&gt;</text:p>
      <text:p text:style-name="P1">Der bereitgestellte Videoplayer von aForge.</text:p>
      <text:p text:style-name="P1">///&lt;/summary&gt;</text:p>
      <text:p text:style-name="P1"/>
      <text:p text:style-name="P1">Aforge::Video::IVideoSource</text:p>
      <text:p text:style-name="P1">///&lt;summary&gt;</text:p>
      <text:p text:style-name="P1">Videoobjekte de vom aForge Player wiedergegeben werden sollen müssen dieses Interface implementieren.</text:p>
      <text:p text:style-name="P1">///&lt;/summary&gt;</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6-18T12:30:03.35</meta:creation-date>
    <dc:date>2012-06-18T18:47:34.73</dc:date>
    <meta:editing-duration>PT6H17M4S</meta:editing-duration>
    <meta:editing-cycles>59</meta:editing-cycles>
    <meta:generator>OpenOffice.org/3.3$Win32 OpenOffice.org_project/330m20$Build-9567</meta:generator>
    <meta:document-statistic meta:table-count="0" meta:image-count="0" meta:object-count="0" meta:page-count="8" meta:paragraph-count="192" meta:word-count="957" meta:character-count="7970"/>
  </office:meta>
</office:document-meta>
</file>